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officeooo:paragraph-rsid="001cd72a" style:font-size-asian="14pt" style:font-size-complex="14pt"/>
    </style:style>
    <style:style style:name="P3" style:family="paragraph" style:parent-style-name="List_20_Paragraph" style:list-style-name="WWNum1"/>
    <style:style style:name="P4" style:family="paragraph" style:parent-style-name="List_20_Paragraph">
      <style:text-properties style:font-name="arial" fo:font-size="12pt" style:font-size-asian="12pt" style:font-name-complex="Arial1" style:font-size-complex="12pt"/>
    </style:style>
    <style:style style:name="P5" style:family="paragraph" style:parent-style-name="List_20_Paragraph">
      <style:text-properties style:font-name="arial" fo:font-size="12pt" officeooo:rsid="001cd72a" officeooo:paragraph-rsid="001cd72a" style:font-size-asian="12pt" style:font-name-complex="Arial1" style:font-size-complex="12pt"/>
    </style:style>
    <style:style style:name="P6" style:family="paragraph" style:parent-style-name="List_20_Paragraph" style:list-style-name="WWNum1">
      <style:text-properties style:font-name="arial" fo:font-size="12pt" style:font-size-asian="12pt" style:font-size-complex="12pt"/>
    </style:style>
    <style:style style:name="P7" style:family="paragraph" style:parent-style-name="List_20_Paragraph" style:list-style-name="WWNum1">
      <style:text-properties style:font-name="arial" fo:font-size="12pt" officeooo:paragraph-rsid="001f099d" style:font-size-asian="12pt" style:font-size-complex="12pt"/>
    </style:style>
    <style:style style:name="P8" style:family="paragraph" style:parent-style-name="List_20_Paragraph">
      <style:text-properties style:font-name="arial" fo:font-size="12pt" officeooo:paragraph-rsid="001cd72a" style:font-size-asian="12pt" style:font-size-complex="12pt"/>
    </style:style>
    <style:style style:name="P9" style:family="paragraph" style:parent-style-name="List_20_Paragraph">
      <style:text-properties style:font-name="arial" fo:font-size="12pt" fo:font-weight="bold" officeooo:paragraph-rsid="001cd72a" style:font-size-asian="12pt" style:font-weight-asian="bold" style:font-size-complex="12pt" style:font-weight-complex="bold"/>
    </style:style>
    <style:style style:name="P10" style:family="paragraph" style:parent-style-name="List_20_Paragraph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11" style:family="paragraph" style:parent-style-name="List_20_Paragraph">
      <style:text-properties style:font-name="arial" fo:font-size="12pt" fo:font-weight="bold" officeooo:paragraph-rsid="001f099d" style:font-size-asian="12pt" style:font-weight-asian="bold" style:font-name-complex="Arial1" style:font-size-complex="12pt" style:font-weight-complex="bold"/>
    </style:style>
    <style:style style:name="P12" style:family="paragraph" style:parent-style-name="List_20_Paragraph">
      <style:text-properties style:font-name="arial" fo:font-size="12pt" fo:font-weight="normal" style:font-size-asian="12pt" style:font-weight-asian="normal" style:font-size-complex="12pt" style:font-weight-complex="normal"/>
    </style:style>
    <style:style style:name="P13" style:family="paragraph" style:parent-style-name="List_20_Paragraph">
      <style:text-properties style:font-name="arial" fo:font-size="12pt" fo:font-weight="normal" style:font-size-asian="12pt" style:font-weight-asian="normal" style:font-name-complex="Arial1" style:font-size-complex="12pt" style:font-weight-complex="normal"/>
    </style:style>
    <style:style style:name="P14" style:family="paragraph" style:parent-style-name="List_20_Paragraph">
      <style:text-properties style:font-name="arial" fo:font-size="12pt" fo:font-weight="normal" officeooo:paragraph-rsid="001fbd91" style:font-size-asian="12pt" style:font-weight-asian="normal" style:font-name-complex="Arial1" style:font-size-complex="12pt" style:font-weight-complex="normal"/>
    </style:style>
    <style:style style:name="P15" style:family="paragraph" style:parent-style-name="List_20_Paragraph" style:list-style-name="WWNum1">
      <style:text-properties style:font-name="arial" fo:font-size="14pt" fo:font-weight="bold" style:font-size-asian="14pt" style:font-weight-asian="bold" style:font-size-complex="14pt" style:font-weight-complex="bold"/>
    </style:style>
    <style:style style:name="P16" style:family="paragraph" style:parent-style-name="List_20_Paragraph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P17" style:family="paragraph" style:parent-style-name="List_20_Paragraph" style:list-style-name="WWNum1">
      <style:text-properties style:font-name="arial" fo:font-size="14pt" fo:font-weight="normal" style:font-size-asian="14pt" style:font-weight-asian="normal" style:font-size-complex="14pt" style:font-weight-complex="normal"/>
    </style:style>
    <style:style style:name="P18" style:family="paragraph" style:parent-style-name="List_20_Paragraph">
      <style:text-properties style:font-name="arial" fo:font-size="14pt" fo:font-weight="normal" officeooo:rsid="0021210d" officeooo:paragraph-rsid="0021210d" style:font-size-asian="14pt" style:font-weight-asian="normal" style:font-size-complex="14pt" style:font-weight-complex="normal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style:font-name="arial" fo:font-size="12pt" style:font-size-asian="12pt" style:font-name-complex="Arial1" style:font-size-complex="12pt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1fbd91" style:font-size-asian="12pt" style:font-name-complex="Arial1" style:font-size-complex="12pt"/>
    </style:style>
    <style:style style:name="T3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cd72a" style:font-weight-asian="bold" style:font-weight-complex="bold"/>
    </style:style>
    <style:style style:name="T6" style:family="text">
      <style:text-properties fo:font-weight="bold" officeooo:rsid="001cd72a" style:font-weight-asian="bold" style:font-name-complex="Arial1" style:font-weight-complex="bold"/>
    </style:style>
    <style:style style:name="T7" style:family="text">
      <style:text-properties officeooo:rsid="001cd72a"/>
    </style:style>
    <style:style style:name="T8" style:family="text">
      <style:text-properties fo:font-size="14pt" fo:font-weight="bold" style:font-size-asian="14pt" style:font-weight-asian="bold" style:font-name-complex="Arial1" style:font-size-complex="14pt" style:font-weight-complex="bold"/>
    </style:style>
    <style:style style:name="T9" style:family="text">
      <style:text-properties fo:font-style="italic" fo:font-weight="bold" style:font-style-asian="italic" style:font-weight-asian="bold" style:font-name-complex="Arial1"/>
    </style:style>
    <style:style style:name="T10" style:family="text">
      <style:text-properties style:font-name-complex="Arial1"/>
    </style:style>
    <style:style style:name="T11" style:family="text">
      <style:text-properties officeooo:rsid="001cd72a" style:font-name-complex="Arial1"/>
    </style:style>
    <style:style style:name="T12" style:family="text">
      <style:text-properties style:font-name="arial" fo:font-size="14pt" fo:font-weight="bold" style:font-size-asian="14pt" style:font-weight-asian="bold" style:font-name-complex="Arial1" style:font-size-complex="14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f099d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9">Cuestionario: IDENTIFICACIÓN DE LOS SISTEMAS ERP-CM</text:span></text:p>
      <text:list xml:id="list4170707312" text:style-name="WWNum1">
        <text:list-item>
          <text:p text:style-name="P15"><text:span text:style-name="T10">¿A qué llamamos gestión empresarial?</text:span></text:p>
        </text:list-item>
      </text:list>
      <text:p text:style-name="P4">La gestión empresarial es aquella actividad empresarial que a través de diferentes individuos especializados buscará mejorar la productividad y la competitividad de una empresa o de un negocio.</text:p>
      <text:p text:style-name="P4"/>
      <text:list xml:id="list135914032409389" text:continue-numbering="true" text:style-name="WWNum1">
        <text:list-item>
          <text:p text:style-name="P6"><text:span text:style-name="T8">¿Cuáles son los componentes básicos de una empres</text:span><text:bookmark text:name="_GoBack"/><text:span text:style-name="T8">a? </text:span></text:p>
        </text:list-item>
      </text:list>
      <text:p text:style-name="P5">Los componentes de una empresa son:</text:p>
      <text:p text:style-name="P8"><text:span text:style-name="T6">Capital físico:</text:span><text:span text:style-name="T11"> M</text:span>áquinas, mobiliario, ordenadores…</text:p>
      <text:p text:style-name="P8"><text:span text:style-name="T7">C</text:span>apital humano: <text:span text:style-name="T7">L</text:span>os dueños y empresarios y una serie de empleados.</text:p>
      <text:p text:style-name="P8"><text:span text:style-name="T5">E</text:span><text:span text:style-name="T4">lementos intangibles:</text:span> <text:s/><text:span text:style-name="T7">L</text:span>as marcas que utiliza <text:span text:style-name="T7">la empresa </text:span>, la experiencia y los conocimientos de los trabajadores o los clientes que le son fieles.</text:p>
      <text:p text:style-name="P8"><text:span text:style-name="T5">C</text:span><text:span text:style-name="T4">apital financiero: </text:span><text:span text:style-name="T7">E</text:span>l dinero en sus distintas formas.</text:p>
      <text:p text:style-name="P9"/>
      <text:list xml:id="list135913334713042" text:continue-numbering="true" text:style-name="WWNum1">
        <text:list-item>
          <text:p text:style-name="P7"><text:span text:style-name="T10"><text:s/></text:span><text:span text:style-name="T8">Explica cada una de las áreas de gestión de una empresa.</text:span></text:p>
        </text:list-item>
      </text:list>
      <text:p text:style-name="P19"><text:tab/><text:span text:style-name="T4">Dirección General: </text:span><text:span text:style-name="T13">Aseguran el buen funcionamiento y el clima <text:tab/>organizacional garantizando la eficiencia, productividad y desempeño <text:tab/>general de esta. </text:span></text:p>
      <text:p text:style-name="P19"><text:span text:style-name="T13"/></text:p>
      <text:p text:style-name="P10">Administración y Recursos Humanos: <text:span text:style-name="T13">Se encargan de todo tipo de trámite burocrático y administrativo y las actividades de gestión humana.</text:span></text:p>
      <text:p text:style-name="P10"><text:span text:style-name="T13"/></text:p>
      <text:p text:style-name="P10">Producción: <text:span text:style-name="T13">Se trata del área de la empresa a cargo de la transformación de materias primas en productos finales.</text:span></text:p>
      <text:p text:style-name="P10"/>
      <text:p text:style-name="P10">Finanzas y Contabilidad: <text:span text:style-name="T14">Se encargan del manejo de</text:span><text:span text:style-name="T13"> los recursos financieros y económicos de la empresa.</text:span></text:p>
      <text:p text:style-name="P10"><text:span text:style-name="T13"/></text:p>
      <text:p text:style-name="P11">Marketing:<text:span text:style-name="T13"> se encarga del desarrollo de las estrategias necesarias para posicionarse en el mercado, darse a conocer, mejorar la oferta y aumentar las ventas de su producto o servicio.</text:span></text:p>
      <text:p text:style-name="P11"><text:span text:style-name="T13"/></text:p>
      <text:p text:style-name="P10">Informática: <text:span text:style-name="T13">Supervisan, garantizan e implantan sistemas de información de todas las áreas de la empresa.</text:span></text:p>
      <text:p text:style-name="P10"/>
      <text:p text:style-name="P4"/>
      <text:p text:style-name="P4"/>
      <text:p text:style-name="P4"/>
      <text:p text:style-name="P4"/>
      <text:p text:style-name="P4"/>
      <text:list xml:id="list135914834323766" text:continue-numbering="true" text:style-name="WWNum1">
        <text:list-item>
          <text:p text:style-name="P15"><text:soft-page-break/><text:span text:style-name="T10">¿Qué es un ERP?</text:span></text:p>
          <text:p text:style-name="P17"><text:span text:style-name="T2">E</text:span><text:span text:style-name="T1">s un conjunto de sistemas de información que permite la integración de ciertas operaciones de una empresa, especialmente las que tienen que ver con la producción, la logística, el inventario, los envíos y la contabilidad.</text:span></text:p>
        </text:list-item>
      </text:list>
      <text:p text:style-name="P16"/>
      <text:list xml:id="list135913547137293" text:continue-numbering="true" text:style-name="WWNum1">
        <text:list-item>
          <text:p text:style-name="P15"><text:span text:style-name="T10">ERP actuales.</text:span></text:p>
        </text:list-item>
      </text:list>
      <text:p text:style-name="P12">SAP</text:p>
      <text:p text:style-name="P12">FIS Global</text:p>
      <text:p text:style-name="P12">Oracle</text:p>
      <text:p text:style-name="P12">Fiserv</text:p>
      <text:p text:style-name="P12">Intuit</text:p>
      <text:p text:style-name="P12">Inc.</text:p>
      <text:p text:style-name="P12">Cerner Corporation</text:p>
      <text:p text:style-name="P12">Microsoft</text:p>
      <text:p text:style-name="P12">Infor</text:p>
      <text:p text:style-name="P12">SS&amp;C Technologies</text:p>
      <text:p text:style-name="P12">Ericsson</text:p>
      <text:p text:style-name="P16"/>
      <text:list xml:id="list135914755910004" text:continue-numbering="true" text:style-name="WWNum1">
        <text:list-item>
          <text:p text:style-name="P15"><text:span text:style-name="T10">¿Qué es un CRM? </text:span></text:p>
        </text:list-item>
      </text:list>
      <text:p text:style-name="P13">Un CRM es una solución de gestión de las relaciones con clientes, orientada normalmente a gestionar tres áreas básicas: la gestión comercial, el marketing y el servicio postventa o de atención al cliente.</text:p>
      <text:p text:style-name="P16"/>
      <text:list xml:id="list135914392470373" text:continue-numbering="true" text:style-name="WWNum1">
        <text:list-item>
          <text:p text:style-name="P3"><text:span text:style-name="T12">CRM actuales.</text:span></text:p>
        </text:list-item>
      </text:list>
      <text:p text:style-name="P14">Salesforce</text:p>
      <text:p text:style-name="P14">Base</text:p>
      <text:p text:style-name="P14">Microsoft Dynamics</text:p>
      <text:p text:style-name="P14">Salesnet</text:p>
      <text:p text:style-name="P14">Netsuite</text:p>
      <text:p text:style-name="P14">AllProWebTools</text:p>
      <text:p text:style-name="P14">Sugar</text:p>
      <text:list xml:id="list135914110873643" text:continue-numbering="true" text:style-name="WWNum1">
        <text:list-item>
          <text:p text:style-name="P15"><text:span text:style-name="T10">Arquitectura de un sistema ERP-CRM.</text:span></text:p>
        </text:list-item>
      </text:list>
      <text:p text:style-name="P18"><text:span text:style-name="T1">Tanto en un sistema ERP, como en uno CRM la arquitectura es cliente-servidor. Esta arquitectura consiste básicamente en un cliente que realiza peticiones a otro programa (el servidor) que le da respuesta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txineta</meta:initial-creator>
    <meta:editing-cycles>5</meta:editing-cycles>
    <meta:creation-date>2018-09-12T05:05:00</meta:creation-date>
    <dc:date>2020-09-17T13:59:13.115619553</dc:date>
    <meta:editing-duration>PT23M3S</meta:editing-duration>
    <meta:generator>LibreOffice/6.0.7.3$Linux_X86_64 LibreOffice_project/00m0$Build-3</meta:generator>
    <meta:document-statistic meta:table-count="0" meta:image-count="0" meta:object-count="0" meta:page-count="2" meta:paragraph-count="42" meta:word-count="377" meta:character-count="2430" meta:non-whitespace-character-count="209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